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dee1" officeooo:paragraph-rsid="001ddee1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>
      <style:text-properties officeooo:rsid="001f9e64" officeooo:paragraph-rsid="001f9e64"/>
    </style:style>
    <style:style style:name="P7" style:family="paragraph" style:parent-style-name="Text_20_body">
      <style:text-properties officeooo:rsid="002281cd" officeooo:paragraph-rsid="002281cd"/>
    </style:style>
    <style:style style:name="P8" style:family="paragraph" style:parent-style-name="Text_20_body">
      <style:text-properties officeooo:rsid="00267240" officeooo:paragraph-rsid="00267240"/>
    </style:style>
    <style:style style:name="P9" style:family="paragraph" style:parent-style-name="Text_20_body">
      <style:text-properties fo:font-weight="bold" officeooo:rsid="00267240" officeooo:paragraph-rsid="00267240" style:font-weight-asian="bold" style:font-weight-complex="bold"/>
    </style:style>
    <style:style style:name="P10" style:family="paragraph" style:parent-style-name="Text_20_body">
      <style:text-properties fo:font-weight="bold" officeooo:rsid="002765b1" officeooo:paragraph-rsid="002765b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65b1"/>
    </style:style>
    <style:style style:name="T4" style:family="text">
      <style:text-properties style:font-name="Liberation Serif1" officeooo:rsid="002765b1" style:font-name-asian="Liberation Serif1" style:font-name-complex="Liberation Serif1"/>
    </style:style>
    <style:style style:name="T5" style:family="text">
      <style:text-properties officeooo:rsid="0028e273"/>
    </style:style>
    <style:style style:name="T6" style:family="text">
      <style:text-properties officeooo:rsid="002920c9"/>
    </style:style>
    <style:style style:name="T7" style:family="text">
      <style:text-properties fo:font-weight="normal" officeooo:rsid="0028e273" style:font-weight-asian="normal" style:font-weight-complex="normal"/>
    </style:style>
    <style:style style:name="T8" style:family="text">
      <style:text-properties fo:font-weight="normal" officeooo:rsid="002920c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9">Primo<text:span text:style-name="T3">g</text:span><text:span text:style-name="T4">è</text:span>n<text:span text:style-name="T3">i</text:span>t<text:span text:style-name="T3">o – </text:span><text:span text:style-name="T7">firstborn, male </text:span><text:span text:style-name="T8">specifically</text:span></text:p>
      <text:p text:style-name="P10">donomania – <text:span text:style-name="T7">obsession with getting titles; </text:span><text:span text:style-name="T8">in the context of 1800s Cuba, it’s the obsession that a lot of second-born men had with appearing to be old money by buying titles, and judging people who didn’t have such titles</text:span></text:p>
      <text:p text:style-name="P2"/>
      <text:p text:style-name="P2"/>
      <text:p text:style-name="P2"/>
      <text:p text:style-name="P2"/>
      <text:h text:style-name="P4" text:outline-level="3">Notes:</text:h>
      <text:p text:style-name="P2"/>
      <text:p text:style-name="P6">Recap: </text:p>
      <text:p text:style-name="P6">Talking about romanticism; this is the kind of writer Avellaneda was, at least for <text:span text:style-name="T1">Sab</text:span></text:p>
      <text:p text:style-name="P6"><text:span text:style-name="T2"/></text:p>
      <text:p text:style-name="P7"><text:span text:style-name="T2">Avellaneda and her description of Sab, and how </text:span><text:span text:style-name="T1">not</text:span><text:span text:style-name="T2"> mulatto/mixed-race it is; like the way Sab is described makes no sense if he was of mixed-race</text:span></text:p>
      <text:p text:style-name="P8"><text:span text:style-name="T2">Context of the whole “old money” thing – back then the people who went to Cuba were of west </text:span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dee1" officeooo:paragraph-rsid="001dde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2T15:05:56.270789983" text:fixed="true">09/22/21</text:date></text:p>
        <text:p text:style-name="MP2">AFRO 1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5:56.741009473</meta:creation-date>
    <dc:title>Class Notes</dc:title>
    <meta:editing-duration>PT16M34S</meta:editing-duration>
    <meta:editing-cycles>8</meta:editing-cycles>
    <meta:generator>LibreOffice/7.2.0.4$Linux_X86_64 LibreOffice_project/20$Build-4</meta:generator>
    <dc:date>2021-09-22T16:10:12.721751515</dc:date>
    <meta:document-statistic meta:table-count="0" meta:image-count="0" meta:object-count="0" meta:page-count="1" meta:paragraph-count="11" meta:word-count="109" meta:character-count="635" meta:non-whitespace-character-count="531"/>
    <meta:template xlink:type="simple" xlink:actuate="onRequest" xlink:title="Class Notes" xlink:href="../../../../../../Templates/Class%20Notes.ott" meta:date="2021-09-22T15:05:56.270739517"/>
  </office:meta>
</office:document-meta>
</file>